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89e" officeooo:paragraph-rsid="0008189e"/>
    </style:style>
    <style:style style:name="P2" style:family="paragraph" style:parent-style-name="Standard">
      <style:text-properties officeooo:rsid="000827a9" officeooo:paragraph-rsid="000827a9"/>
    </style:style>
    <style:style style:name="P3" style:family="paragraph" style:parent-style-name="Standard">
      <style:text-properties officeooo:rsid="00084fde" officeooo:paragraph-rsid="00084fde"/>
    </style:style>
    <style:style style:name="P4" style:family="paragraph" style:parent-style-name="Standard">
      <style:text-properties officeooo:rsid="00085fc9" officeooo:paragraph-rsid="00085fc9"/>
    </style:style>
    <style:style style:name="P5" style:family="paragraph" style:parent-style-name="Standard">
      <style:text-properties officeooo:rsid="000915f9" officeooo:paragraph-rsid="000915f9"/>
    </style:style>
    <style:style style:name="P6" style:family="paragraph" style:parent-style-name="Standard">
      <style:text-properties officeooo:rsid="000a8841" officeooo:paragraph-rsid="000a8841"/>
    </style:style>
    <style:style style:name="P7" style:family="paragraph" style:parent-style-name="Standard">
      <style:text-properties officeooo:rsid="000bea43" officeooo:paragraph-rsid="000bea43"/>
    </style:style>
    <style:style style:name="T1" style:family="text">
      <style:text-properties officeooo:rsid="00081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subset of vertices such that every two vertices in the subset are connected by an edge</text:span></text:p>
      <text:p text:style-name="Standard">- <text:span text:style-name="T1">NP-complete to find a clique of a given size</text:span></text:p>
      <text:p text:style-name="Standard">- <text:span text:style-name="T1">maximal clique is a clique that cannot be extended by including one more adjacent vertex, that is, a clique which does not exist exclusively within the vertex set of a larger clique.</text:span></text:p>
      <text:p text:style-name="Standard">- <text:span text:style-name="T1">maximum clique is a clique of the largest possible size in a given graph.</text:span></text:p>
      <text:p text:style-name="Standard"/>
      <text:p text:style-name="P1"><text:a xlink:type="simple" xlink:href="http://www.sciencedirect.com/science/article/pii/S0743731509000082">http://www.sciencedirect.com/science/article/pii/S0743731509000082</text:a></text:p>
      <text:p text:style-name="P1"><text:a xlink:type="simple" xlink:href="http://on-demand.gputechconf.com/gtc/2014/presentations/S4510-maximal-clique-enumeration-problem-cbir.pdf">http://on-demand.gputechconf.com/gtc/2014/presentations/S4510-maximal-clique-enumeration-problem-cbir.pdf</text:a></text:p>
      <text:p text:style-name="P2"><text:a xlink:type="simple" xlink:href="http://0-ieeexplore.ieee.org.innopac.library.unr.edu/stamp/stamp.jsp?tp=&amp;arnumber=6871746">http://0-ieeexplore.ieee.org.innopac.library.unr.edu/stamp/stamp.jsp?tp=&amp;arnumber=6871746</text:a></text:p>
      <text:p text:style-name="P3"><text:a xlink:type="simple" xlink:href="http://www.dcs.gla.ac.uk/~pat/maxClique/distribution/TR-2012-333.pdf">http://www.dcs.gla.ac.uk/~pat/maxClique/distribution/TR-2012-333.pdf</text:a></text:p>
      <text:p text:style-name="P4"><text:a xlink:type="simple" xlink:href="http://cdn.intechopen.com/pdfs-wm/12929.pdf">http://cdn.intechopen.com/pdfs-wm/12929.pdf</text:a></text:p>
      <text:p text:style-name="P5"><text:a xlink:type="simple" xlink:href="http://0-ieeexplore.ieee.org.innopac.library.unr.edu/stamp/stamp.jsp?tp=&amp;arnumber=6270722">http://0-ieeexplore.ieee.org.innopac.library.unr.edu/stamp/stamp.jsp?tp=&amp;arnumber=6270722</text:a></text:p>
      <text:p text:style-name="P6"><text:a xlink:type="simple" xlink:href="http://0-ieeexplore.ieee.org.innopac.library.unr.edu/xpls/abs_all.jsp?arnumber=6650952">http://0-ieeexplore.ieee.org.innopac.library.unr.edu/xpls/abs_all.jsp?arnumber=6650952</text:a></text:p>
      <text:p text:style-name="P7">file:///home/matt/Downloads/LessonsLearnedfromExploringtheBacktrackingParadigmontheGPU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8:12:18.050787587</meta:creation-date>
    <dc:date>2015-03-01T23:19:40.274040507</dc:date>
    <meta:editing-duration>PT3H6M3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83" meta:character-count="1029" meta:non-whitespace-character-count="958"/>
  </office:meta>
</office:document-meta>
</file>